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3000001629BA04161BC9230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textarea-horizontal-align="justify" draw:textarea-vertical-align="middle" draw:auto-grow-height="false" fo:min-height="7.95cm" fo:min-width="1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1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85cm" fo:min-width="5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7.95cm" fo:min-width="3.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8.05cm" fo:min-width="10.1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502cm" svg:height="1.187cm" svg:x="3cm" svg:y="1.9cm">
          <draw:text-box>
            <text:p/>
          </draw:text-box>
        </draw:frame>
        <draw:custom-shape draw:style-name="gr2" draw:text-style-name="P2" draw:layer="layout" svg:width="2.3cm" svg:height="8.2cm" svg:x="2.1cm" svg:y="1.9cm">
          <text:p text:style-name="P2">Ap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1.9cm" svg:x="5.9cm" svg:y="11.8cm">
          <text:p text:style-name="P2">d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cm" svg:height="8.1cm" svg:x="5.7cm" svg:y="2cm">
          <text:p text:style-name="P2">Driver</text:p>
          <text:p text:style-name="P2">CS536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cm" svg:height="8.2cm" svg:x="15.5cm" svg:y="2cm">
          <text:p text:style-name="P3">ADC</text:p>
          <text:p text:style-name="P3">CS5368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5cm" svg:y1="6.2cm" svg:x2="15.7cm" svg:y2="6.1cm">
          <text:p text:style-name="P4">i2c</text:p>
        </draw:line>
        <draw:line draw:style-name="gr7" draw:text-style-name="P6" draw:layer="layout" svg:x1="4.5cm" svg:y1="7.9cm" svg:x2="5.7cm" svg:y2="7.9cm">
          <text:p/>
        </draw:line>
        <draw:line draw:style-name="gr7" draw:text-style-name="P6" draw:layer="layout" svg:x1="6.1cm" svg:y1="11.6cm" svg:x2="6.1cm" svg:y2="10.2cm">
          <text:p/>
        </draw:line>
        <draw:custom-shape draw:style-name="gr8" draw:text-style-name="P7" draw:layer="layout" svg:width="10.6cm" svg:height="8.3cm" svg:x="9.3cm" svg:y="11.8cm">
          <text:p text:style-name="P7"><text:span text:style-name="T1">&amp;i2s2 {</text:span></text:p>
          <text:p text:style-name="P7"><text:span text:style-name="T1"><text:tab/></text:span><text:span text:style-name="T1">pinctrl-0 = &lt;&amp;i2s2_pins&gt;, &lt;&amp;i2s2_din_pins&gt;;</text:span></text:p>
          <text:p text:style-name="P7"><text:span text:style-name="T1"><text:tab/></text:span><text:span text:style-name="T1">pinctrl-names = "default";</text:span></text:p>
          <text:p text:style-name="P7"><text:span text:style-name="T1"><text:tab/></text:span><text:span text:style-name="T1">status = "okay";</text:span></text:p>
          <text:p text:style-name="P7"><text:span text:style-name="T1"><text:tab/></text:span><text:span text:style-name="T1">channel-dins = /bits/ 8 &lt;0 0 1 1 2 2&gt;;</text:span></text:p>
          <text:p text:style-name="P7"><text:span text:style-name="T1"><text:tab/></text:span><text:span text:style-name="T1">channel-slots = /bits/ 8 &lt;0 1 0 1 0 1&gt;;</text:span></text:p>
          <text:p text:style-name="P7"><text:span text:style-name="T1"><text:tab/></text:span><text:span text:style-name="T1">i2s2_port: port {</text:span></text:p>
          <text:p text:style-name="P7"><text:span text:style-name="T1"><text:tab/></text:span><text:span text:style-name="T1"><text:tab/></text:span><text:span text:style-name="T1">format = "i2s";</text:span></text:p>
          <text:p text:style-name="P7"><text:span text:style-name="T1"><text:tab/></text:span><text:span text:style-name="T1"><text:tab/></text:span><text:span text:style-name="T1">mclk-fs = &lt;128&gt;;</text:span></text:p>
          <text:p text:style-name="P7"><text:span text:style-name="T1"><text:tab/></text:span><text:span text:style-name="T1"><text:tab/></text:span><text:span text:style-name="T1">bitclock-master;</text:span></text:p>
          <text:p text:style-name="P7"><text:span text:style-name="T1"><text:tab/></text:span><text:span text:style-name="T1"><text:tab/></text:span><text:span text:style-name="T1">frame-master;</text:span></text:p>
          <text:p text:style-name="P7"><text:span text:style-name="T1"><text:tab/></text:span><text:span text:style-name="T1"><text:tab/></text:span><text:span text:style-name="T1">i2s2_ep: endpoint {</text:span></text:p>
          <text:p text:style-name="P7"><text:span text:style-name="T1"><text:tab/></text:span><text:span text:style-name="T1"><text:tab/></text:span><text:span text:style-name="T1"><text:tab/></text:span><text:span text:style-name="T1">remote-endpoint = &lt;&amp;card_ep_0&gt;;</text:span></text:p>
          <text:p text:style-name="P7"><text:span text:style-name="T1"><text:tab/></text:span><text:span text:style-name="T1"><text:tab/></text:span><text:span text:style-name="T1">};</text:span></text:p>
          <text:p text:style-name="P7"><text:span text:style-name="T1"><text:tab/></text:span><text:span text:style-name="T1">};</text:span></text:p>
          <text:p text:style-name="P7"><text:span text:style-name="T1">};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7.866cm" svg:height="7.574cm" svg:x="1.401cm" svg:y="20.8cm">
          <draw:image xlink:href="Pictures/1000000000000343000001629BA04161BC92309E.png" xlink:type="simple" xlink:show="embed" xlink:actuate="onLoad" loext:mime-type="image/png">
            <text:p/>
          </draw:image>
        </draw:frame>
        <draw:line draw:style-name="gr7" draw:text-style-name="P6" draw:layer="layout" svg:x1="8.3cm" svg:y1="12.9cm" svg:x2="9.4cm" svg:y2="12.9cm">
          <text:p/>
        </draw:line>
        <draw:line draw:style-name="gr6" draw:text-style-name="P6" draw:layer="layout" svg:x1="3.1cm" svg:y1="10.2cm" svg:x2="3.1cm" svg:y2="20.5cm">
          <text:p text:style-name="P4">0x4</text:p>
          <text:p text:style-name="P4">0x6</text:p>
          <text:p text:style-name="P4">0x8</text:p>
        </draw:line>
        <draw:line draw:style-name="gr6" draw:text-style-name="P6" draw:layer="layout" svg:x1="7cm" svg:y1="14cm" svg:x2="7cm" svg:y2="20.6cm">
          <text:p text:style-name="P4">All</text:p>
        </draw:line>
        <draw:line draw:style-name="gr10" draw:text-style-name="P6" draw:layer="layout" svg:x1="1.8cm" svg:y1="24.8cm" svg:x2="18.5cm" svg:y2="24.9cm">
          <text:p/>
        </draw:line>
        <draw:line draw:style-name="gr10" draw:text-style-name="P6" draw:layer="layout" svg:x1="1.7cm" svg:y1="26cm" svg:x2="18.4cm" svg:y2="26.1cm">
          <text:p/>
        </draw:line>
        <draw:line draw:style-name="gr10" draw:text-style-name="P6" draw:layer="layout" svg:x1="1.7cm" svg:y1="27cm" svg:x2="18.4cm" svg:y2="27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0:06:47.456920726</meta:creation-date>
    <dc:date>2023-12-25T10:51:35.967951727</dc:date>
    <meta:editing-duration>PT13M17S</meta:editing-duration>
    <meta:editing-cycles>3</meta:editing-cycles>
    <meta:generator>LibreOffice/6.4.7.2$Linux_X86_64 LibreOffice_project/40$Build-2</meta:generator>
    <meta:document-statistic meta:object-count="16"/>
  </office:meta>
</office:document-meta>
</file>